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D7D7"/>
    </style:style>
    <style:style style:name="ce3" style:family="table-cell" style:parent-style-name="Default" style:data-style-name="N0">
      <style:table-cell-properties fo:background-color="#D7F0FF"/>
    </style:style>
    <style:style style:name="ce4" style:family="table-cell" style:parent-style-name="Default" style:data-style-name="N0">
      <style:table-cell-properties fo:background-color="#F6F9D4"/>
    </style:style>
    <style:style style:name="ce5" style:family="table-cell" style:parent-style-name="Default" style:data-style-name="N0">
      <style:table-cell-properties fo:background-color="#CCCCCC"/>
    </style:style>
    <style:style style:name="co1" style:family="table-column">
      <style:table-column-properties fo:break-before="auto" style:column-width="10.0277083333333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5.476875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Artikel</text:p>
          </table:table-cell>
          <table:table-cell office:value-type="string" table:style-name="ce1">
            <text:p>Quelle</text:p>
          </table:table-cell>
          <table:table-cell office:value-type="string" table:style-name="ce1">
            <text:p>Bestellnummer</text:p>
          </table:table-cell>
          <table:table-cell office:value-type="string" table:style-name="ce1">
            <text:p>Anzahl</text:p>
          </table:table-cell>
          <table:table-cell office:value-type="string" table:style-name="ce1">
            <text:p>Preis/Stk</text:p>
          </table:table-cell>
          <table:table-cell office:value-type="string" table:style-name="ce1">
            <text:p>Gesamt</text:p>
          </table:table-cell>
          <table:table-cell office:value-type="string" table:style-name="ce1">
            <text:p>Bemerkun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LiPo Safe</text:p>
          </table:table-cell>
          <table:table-cell office:value-type="string" table:style-name="ce2">
            <text:p>stefansliposhop.de</text:p>
          </table:table-cell>
          <table:table-cell office:value-type="string" table:style-name="ce2">
            <text:p>https://www.stefansliposhop.de/Sicherheits-Waermekoffer/BAT-SAFE-Sicherheitskoffer::1841.html</text:p>
          </table:table-cell>
          <table:table-cell office:value-type="float" office:value="1" table:style-name="ce2">
            <text:p>1</text:p>
          </table:table-cell>
          <table:table-cell office:value-type="float" office:value="59.9" table:style-name="ce2">
            <text:p>59,9</text:p>
          </table:table-cell>
          <table:table-cell office:value-type="float" office:value="59.9" table:formula="of:=[.D2]*[.E2]" table:style-name="ce2">
            <text:p>59,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Labornetzteil, min 50v 5A</text:p>
          </table:table-cell>
          <table:table-cell office:value-type="string" table:style-name="ce2">
            <text:p>Pollin</text:p>
          </table:table-cell>
          <table:table-cell office:value-type="float" office:value="351565" table:style-name="ce2">
            <text:p>351565</text:p>
          </table:table-cell>
          <table:table-cell office:value-type="float" office:value="1" table:style-name="ce2">
            <text:p>1</text:p>
          </table:table-cell>
          <table:table-cell office:value-type="float" office:value="69.95" table:style-name="ce2">
            <text:p>69,95</text:p>
          </table:table-cell>
          <table:table-cell office:value-type="float" office:value="69.95" table:formula="of:=[.D3]*[.E3]" table:style-name="ce2">
            <text:p>69,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TLink V2</text:p>
          </table:table-cell>
          <table:table-cell office:value-type="string" table:style-name="ce3">
            <text:p>Conrad</text:p>
          </table:table-cell>
          <table:table-cell office:value-type="float" office:value="802243974" table:style-name="ce3">
            <text:p>802243974</text:p>
          </table:table-cell>
          <table:table-cell office:value-type="float" office:value="1" table:style-name="ce3">
            <text:p>1</text:p>
          </table:table-cell>
          <table:table-cell office:value-type="float" office:value="41.75" table:style-name="ce3">
            <text:p>41,75</text:p>
          </table:table-cell>
          <table:table-cell office:value-type="float" office:value="41.75" table:formula="of:=[.D4]*[.E4]" table:style-name="ce3">
            <text:p>41,75</text:p>
          </table:table-cell>
          <table:table-cell office:value-type="string" table:style-name="ce1">
            <text:p>Ich würde die 2€-Chinaversion kaufen: https://bit.ly/2BxQYUv, https://bit.ly/2tqzTaR, https://bit.ly/2WV4kD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Luftpumpe für Luftreifen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1581863 - 62</text:p>
          </table:table-cell>
          <table:table-cell office:value-type="float" office:value="1" table:style-name="ce3">
            <text:p>1</text:p>
          </table:table-cell>
          <table:table-cell office:value-type="float" office:value="15.49" table:style-name="ce3">
            <text:p>15,49</text:p>
          </table:table-cell>
          <table:table-cell office:value-type="float" office:value="15.49" table:formula="of:=[.D5]*[.E5]" table:style-name="ce3">
            <text:p>15,4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Reely Akku Buchse XT60 vergoldet 1 St.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1373200 - 62</text:p>
          </table:table-cell>
          <table:table-cell office:value-type="float" office:value="5" table:style-name="ce3">
            <text:p>5</text:p>
          </table:table-cell>
          <table:table-cell office:value-type="float" office:value="0.99" table:style-name="ce3">
            <text:p>0,99</text:p>
          </table:table-cell>
          <table:table-cell office:value-type="float" office:value="4.95" table:formula="of:=[.D6]*[.E6]" table:style-name="ce3">
            <text:p>4,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Reely Akku Stecker XT60 vergoldet 1 St.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1373199 - 62</text:p>
          </table:table-cell>
          <table:table-cell office:value-type="float" office:value="5" table:style-name="ce3">
            <text:p>5</text:p>
          </table:table-cell>
          <table:table-cell office:value-type="float" office:value="0.99" table:style-name="ce3">
            <text:p>0,99</text:p>
          </table:table-cell>
          <table:table-cell office:value-type="float" office:value="4.95" table:formula="of:=[.D7]*[.E7]" table:style-name="ce3">
            <text:p>4,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AlphaWire 3079 RD001 Litze 1 x 2.08 mm² Rot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1368753 - 62</text:p>
          </table:table-cell>
          <table:table-cell office:value-type="float" office:value="5" table:style-name="ce3">
            <text:p>5</text:p>
          </table:table-cell>
          <table:table-cell office:value-type="float" office:value="0.79" table:style-name="ce3">
            <text:p>0,79</text:p>
          </table:table-cell>
          <table:table-cell office:value-type="float" office:value="3.95" table:formula="of:=[.D8]*[.E8]" table:style-name="ce3">
            <text:p>3,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AlphaWire 3079 BK001 Litze 1 x 2.08 mm² Schwarz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1368750 - 62</text:p>
          </table:table-cell>
          <table:table-cell office:value-type="float" office:value="5" table:style-name="ce3">
            <text:p>5</text:p>
          </table:table-cell>
          <table:table-cell office:value-type="float" office:value="0.79" table:style-name="ce3">
            <text:p>0,79</text:p>
          </table:table-cell>
          <table:table-cell office:value-type="float" office:value="3.95" table:formula="of:=[.D9]*[.E9]" table:style-name="ce3">
            <text:p>3,95</text:p>
          </table:table-cell>
          <table:table-cell table:number-columns-repeated="3" table:style-name="ce1"/>
          <table:table-cell office:value-type="string" table:style-name="ce1">
            <text:p>Legende: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Bananenstecker Stecker Schwarz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730114 - 62</text:p>
          </table:table-cell>
          <table:table-cell office:value-type="float" office:value="2" table:style-name="ce3">
            <text:p>2</text:p>
          </table:table-cell>
          <table:table-cell office:value-type="float" office:value="1.94" table:style-name="ce3">
            <text:p>1,94</text:p>
          </table:table-cell>
          <table:table-cell office:value-type="float" office:value="3.88" table:formula="of:=[.D10]*[.E10]" table:style-name="ce3">
            <text:p>3,88</text:p>
          </table:table-cell>
          <table:table-cell table:number-columns-repeated="3" table:style-name="ce1"/>
          <table:table-cell table:style-name="ce4"/>
          <table:table-cell office:value-type="string" table:style-name="ce1">
            <text:p>Wird unmittelbar benötigt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Bananenstecker Stecker Rot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730106 - 62</text:p>
          </table:table-cell>
          <table:table-cell office:value-type="float" office:value="2" table:style-name="ce3">
            <text:p>2</text:p>
          </table:table-cell>
          <table:table-cell office:value-type="float" office:value="1.94" table:style-name="ce3">
            <text:p>1,94</text:p>
          </table:table-cell>
          <table:table-cell office:value-type="float" office:value="3.88" table:formula="of:=[.D11]*[.E11]" table:style-name="ce3">
            <text:p>3,88</text:p>
          </table:table-cell>
          <table:table-cell table:number-columns-repeated="3" table:style-name="ce1"/>
          <table:table-cell table:style-name="ce2"/>
          <table:table-cell office:value-type="string" table:style-name="ce1">
            <text:p>Schon bestellt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Helukabel 37029 Gummischlauchleitung H07RN-F 3 G 2.50 mm² Schwarz</text:p>
          </table:table-cell>
          <table:table-cell office:value-type="string" table:style-name="ce5">
            <text:p>Conrad</text:p>
          </table:table-cell>
          <table:table-cell office:value-type="string" table:style-name="ce5">
            <text:p>1539371 – 62</text:p>
          </table:table-cell>
          <table:table-cell office:value-type="float" office:value="3" table:style-name="ce5">
            <text:p>3</text:p>
          </table:table-cell>
          <table:table-cell office:value-type="float" office:value="2.5499999999999998" table:style-name="ce5">
            <text:p>2,55</text:p>
          </table:table-cell>
          <table:table-cell office:value-type="float" office:value="7.6499999999999995" table:formula="of:=[.D12]*[.E12]" table:style-name="ce5">
            <text:p>7,65</text:p>
          </table:table-cell>
          <table:table-cell table:number-columns-repeated="3" table:style-name="ce1"/>
          <table:table-cell table:style-name="ce5"/>
          <table:table-cell office:value-type="string" table:style-name="ce1">
            <text:p>Eventuell Unnötig, nicht bestellen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Rundsteckhülse 1.50 mm² 2.50 mm² Stift-Ø: 5 mm Vollisoliert Blau</text:p>
          </table:table-cell>
          <table:table-cell office:value-type="string" table:style-name="ce5">
            <text:p>Conrad</text:p>
          </table:table-cell>
          <table:table-cell office:value-type="string" table:style-name="ce5">
            <text:p>739034 - 62</text:p>
          </table:table-cell>
          <table:table-cell office:value-type="float" office:value="1" table:style-name="ce5">
            <text:p>1</text:p>
          </table:table-cell>
          <table:table-cell office:value-type="float" office:value="6.29" table:style-name="ce5">
            <text:p>6,29</text:p>
          </table:table-cell>
          <table:table-cell office:value-type="float" office:value="6.29" table:formula="of:=[.D13]*[.E13]" table:style-name="ce5">
            <text:p>6,29</text:p>
          </table:table-cell>
          <table:table-cell table:number-columns-repeated="3" table:style-name="ce1"/>
          <table:table-cell table:style-name="ce3"/>
          <table:table-cell office:value-type="string" table:style-name="ce1">
            <text:p>Nice to have, wird spätestens benötigt, wenn nach mir jemand das Projekt übernimmt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Rundstecker 1.50 mm² 2.50 mm² Stift-Ø: 5 mm Teilisoliert Blau</text:p>
          </table:table-cell>
          <table:table-cell office:value-type="string" table:style-name="ce5">
            <text:p>Conrad</text:p>
          </table:table-cell>
          <table:table-cell office:value-type="string" table:style-name="ce5">
            <text:p>738490 – 62</text:p>
          </table:table-cell>
          <table:table-cell office:value-type="float" office:value="1" table:style-name="ce5">
            <text:p>1</text:p>
          </table:table-cell>
          <table:table-cell office:value-type="float" office:value="6.29" table:style-name="ce5">
            <text:p>6,29</text:p>
          </table:table-cell>
          <table:table-cell office:value-type="float" office:value="6.29" table:formula="of:=[.D14]*[.E14]" table:style-name="ce5">
            <text:p>6,2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egeringzange Passend für Außenringe 19-60 mm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822203 - 62</text:p>
          </table:table-cell>
          <table:table-cell office:value-type="float" office:value="1" table:style-name="ce3">
            <text:p>1</text:p>
          </table:table-cell>
          <table:table-cell office:value-type="float" office:value="15.01" table:style-name="ce3">
            <text:p>15,01</text:p>
          </table:table-cell>
          <table:table-cell office:value-type="float" office:value="15.01" table:formula="of:=[.D15]*[.E15]" table:style-name="ce3">
            <text:p>15,01</text:p>
          </table:table-cell>
          <table:table-cell office:value-type="string" table:style-name="ce1">
            <text:p>Für Seegeringe der Hoverboardachse</text:p>
          </table:table-cell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WeMos D1 mini V2 WIFI Board based on ESP-8266EX Arduino NodeMcu</text:p>
          </table:table-cell>
          <table:table-cell office:value-type="string" table:style-name="ce2">
            <text:p>Conrad</text:p>
          </table:table-cell>
          <table:table-cell office:value-type="float" office:value="802247557" table:style-name="ce2">
            <text:p>802247557</text:p>
          </table:table-cell>
          <table:table-cell office:value-type="float" office:value="1" table:style-name="ce2">
            <text:p>1</text:p>
          </table:table-cell>
          <table:table-cell office:value-type="float" office:value="9.52" table:style-name="ce2">
            <text:p>9,52</text:p>
          </table:table-cell>
          <table:table-cell office:value-type="float" office:value="9.52" table:formula="of:=[.D18]*[.E18]" table:style-name="ce2">
            <text:p>9,52</text:p>
          </table:table-cell>
          <table:table-cell office:value-type="string" table:style-name="ce1">
            <text:p>Für Motoransteuerung von Anhänger über WLA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Mini-Kabel, USB A Stecker an Mini-B Stecker</text:p>
          </table:table-cell>
          <table:table-cell office:value-type="string" table:style-name="ce2">
            <text:p>Conrad</text:p>
          </table:table-cell>
          <table:table-cell office:value-type="float" office:value="800403528" table:style-name="ce2">
            <text:p>800403528</text:p>
          </table:table-cell>
          <table:table-cell office:value-type="float" office:value="3" table:style-name="ce2">
            <text:p>3</text:p>
          </table:table-cell>
          <table:table-cell office:value-type="float" office:value="1.25" table:style-name="ce2">
            <text:p>1,25</text:p>
          </table:table-cell>
          <table:table-cell office:value-type="float" office:value="3.75" table:formula="of:=[.D19]*[.E19]" table:style-name="ce2">
            <text:p>3,75</text:p>
          </table:table-cell>
          <table:table-cell office:value-type="string" table:style-name="ce1">
            <text:p>Bisher nur auf Bestelliste gesetz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DC-DC 7-40V to 1,2-35V 300W 8A Step-down</text:p>
          </table:table-cell>
          <table:table-cell office:value-type="string" table:style-name="ce2">
            <text:p>Conrad</text:p>
          </table:table-cell>
          <table:table-cell office:value-type="float" office:value="802244052" table:style-name="ce2">
            <text:p>802244052</text:p>
          </table:table-cell>
          <table:table-cell office:value-type="float" office:value="1" table:style-name="ce2">
            <text:p>1</text:p>
          </table:table-cell>
          <table:table-cell office:value-type="float" office:value="8.75" table:style-name="ce2">
            <text:p>8,75</text:p>
          </table:table-cell>
          <table:table-cell office:value-type="float" office:value="8.75" table:formula="of:=[.D20]*[.E20]" table:style-name="ce2">
            <text:p>8,7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LogiLink UA0139 4 Port USB 2.0-Hub Schwarz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986337 - 62</text:p>
          </table:table-cell>
          <table:table-cell office:value-type="float" office:value="1" table:style-name="ce2">
            <text:p>1</text:p>
          </table:table-cell>
          <table:table-cell office:value-type="float" office:value="4.1900000000000004" table:style-name="ce2">
            <text:p>4,19</text:p>
          </table:table-cell>
          <table:table-cell office:value-type="float" office:value="4.1900000000000004" table:formula="of:=[.D21]*[.E21]" table:style-name="ce2">
            <text:p>4,1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Logic Level Converter 8ch</text:p>
          </table:table-cell>
          <table:table-cell office:value-type="string" table:style-name="ce2">
            <text:p>Conrad</text:p>
          </table:table-cell>
          <table:table-cell office:value-type="float" office:value="802236624" table:style-name="ce2">
            <text:p>802236624</text:p>
          </table:table-cell>
          <table:table-cell office:value-type="float" office:value="1" table:style-name="ce2">
            <text:p>1</text:p>
          </table:table-cell>
          <table:table-cell office:value-type="float" office:value="3.92" table:style-name="ce2">
            <text:p>3,92</text:p>
          </table:table-cell>
          <table:table-cell office:value-type="float" office:value="3.92" table:formula="of:=[.D22]*[.E22]" table:style-name="ce2">
            <text:p>3,9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Raspberry Pi 3 Model B+</text:p>
          </table:table-cell>
          <table:table-cell office:value-type="string" table:style-name="ce2">
            <text:p>Conrad</text:p>
          </table:table-cell>
          <table:table-cell office:value-type="float" office:value="801081557" table:style-name="ce2">
            <text:p>801081557</text:p>
          </table:table-cell>
          <table:table-cell office:value-type="float" office:value="1" table:style-name="ce2">
            <text:p>1</text:p>
          </table:table-cell>
          <table:table-cell office:value-type="float" office:value="43.95" table:style-name="ce2">
            <text:p>43,95</text:p>
          </table:table-cell>
          <table:table-cell office:value-type="float" office:value="43.95" table:formula="of:=[.D23]*[.E23]" table:style-name="ce2">
            <text:p>43,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Mean Well DC/DC-Wandler PSD-45C-24 1.875A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1292639 - 62</text:p>
          </table:table-cell>
          <table:table-cell office:value-type="float" office:value="1" table:style-name="ce2">
            <text:p>1</text:p>
          </table:table-cell>
          <table:table-cell office:value-type="float" office:value="21.4" table:style-name="ce2">
            <text:p>21,4</text:p>
          </table:table-cell>
          <table:table-cell office:value-type="float" office:value="21.4" table:formula="of:=[.D24]*[.E24]" table:style-name="ce2">
            <text:p>21,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Samsung EVO Plus microSDHC-Karte 32 GB Class 10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1547259 - 62</text:p>
          </table:table-cell>
          <table:table-cell office:value-type="float" office:value="1" table:style-name="ce2">
            <text:p>1</text:p>
          </table:table-cell>
          <table:table-cell office:value-type="float" office:value="10.99" table:style-name="ce2">
            <text:p>10,99</text:p>
          </table:table-cell>
          <table:table-cell office:value-type="float" office:value="10.99" table:formula="of:=[.D25]*[.E25]" table:style-name="ce2">
            <text:p>10,9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Raspberry Pi® USB-Kabel Schwarz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1674932 – 62</text:p>
          </table:table-cell>
          <table:table-cell office:value-type="float" office:value="1" table:style-name="ce2">
            <text:p>1</text:p>
          </table:table-cell>
          <table:table-cell office:value-type="float" office:value="2.89" table:style-name="ce2">
            <text:p>2,89</text:p>
          </table:table-cell>
          <table:table-cell office:value-type="float" office:value="2.89" table:formula="of:=[.D26]*[.E26]" table:style-name="ce2">
            <text:p>2,89</text:p>
          </table:table-cell>
          <table:table-cell table:number-columns-repeated="16378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RPLidar A1M8</text:p>
          </table:table-cell>
          <table:table-cell office:value-type="string" table:style-name="ce2">
            <text:p>Robotshop</text:p>
          </table:table-cell>
          <table:table-cell office:value-type="string" table:style-name="ce2">
            <text:p><text:a xlink:href="https://www.robotshop.com/en/rplidar-a1m8-360-degree-laser-scanner-development-kit.html">https://www.robotshop.com/en/rplidar-a1m8-360-degree-laser-scanner-development-kit.html</text:a></text:p>
          </table:table-cell>
          <table:table-cell office:value-type="float" office:value="1" table:style-name="ce2">
            <text:p>1</text:p>
          </table:table-cell>
          <table:table-cell office:value-type="float" office:value="103" table:style-name="ce2">
            <text:p>103</text:p>
          </table:table-cell>
          <table:table-cell office:value-type="float" office:value="103" table:formula="of:=[.D28]*[.E28]" table:style-name="ce2">
            <text:p>103</text:p>
          </table:table-cell>
          <table:table-cell office:value-type="string" table:style-name="ce1">
            <text:p>Bestellt am 16.02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UART NEO-7M-C GPS-Modul</text:p>
          </table:table-cell>
          <table:table-cell office:value-type="string" table:style-name="ce2">
            <text:p>Robotshop</text:p>
          </table:table-cell>
          <table:table-cell office:value-type="string" table:style-name="ce2">
            <text:p><text:a xlink:href="https://www.robotshop.com/de/de/uart-neo-7m-c-gps-modul.html">https://www.robotshop.com/de/de/uart-neo-7m-c-gps-modul.html</text:a></text:p>
          </table:table-cell>
          <table:table-cell office:value-type="float" office:value="1" table:style-name="ce2">
            <text:p>1</text:p>
          </table:table-cell>
          <table:table-cell office:value-type="float" office:value="21.91" table:style-name="ce2">
            <text:p>21,91</text:p>
          </table:table-cell>
          <table:table-cell office:value-type="float" office:value="21.91" table:formula="of:=[.D29]*[.E29]" table:style-name="ce2">
            <text:p>21,9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IMU Breakout Board - MPU-9250</text:p>
          </table:table-cell>
          <table:table-cell office:value-type="string" table:style-name="ce2">
            <text:p>Robotshop</text:p>
          </table:table-cell>
          <table:table-cell office:value-type="string" table:style-name="ce2">
            <text:p><text:a xlink:href="https://www.robotshop.com/de/de/imu-breakout-board-mpu-9250.html">https://www.robotshop.com/de/de/imu-breakout-board-mpu-9250.html</text:a></text:p>
          </table:table-cell>
          <table:table-cell office:value-type="float" office:value="1" table:style-name="ce2">
            <text:p>1</text:p>
          </table:table-cell>
          <table:table-cell office:value-type="float" office:value="15.6" table:style-name="ce2">
            <text:p>15,6</text:p>
          </table:table-cell>
          <table:table-cell office:value-type="float" office:value="15.6" table:formula="of:=[.D30]*[.E30]" table:style-name="ce2">
            <text:p>15,6</text:p>
          </table:table-cell>
          <table:table-cell table:number-columns-repeated="16378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Nano V3 mit FTDI</text:p>
          </table:table-cell>
          <table:table-cell office:value-type="string" table:style-name="ce2">
            <text:p>Az-delivery</text:p>
          </table:table-cell>
          <table:table-cell office:value-type="string" table:style-name="ce2">
            <text:p><text:a xlink:href="https://www.az-delivery.de/products/nano-v3-mit-ftdi-arduino-kompatibel?ls=de">https://www.az-delivery.de/products/nano-v3-mit-ftdi-arduino-kompatibel?ls=de</text:a></text:p>
          </table:table-cell>
          <table:table-cell office:value-type="float" office:value="3" table:style-name="ce2">
            <text:p>3</text:p>
          </table:table-cell>
          <table:table-cell office:value-type="float" office:value="4.9933300000000003" table:style-name="ce2">
            <text:p>4,99333</text:p>
          </table:table-cell>
          <table:table-cell office:value-type="float" office:value="14.979990000000001" table:formula="of:=[.D32]*[.E32]" table:style-name="ce2">
            <text:p>14,97999</text:p>
          </table:table-cell>
          <table:table-cell office:value-type="string" table:style-name="ce1">
            <text:p>1x IMU, 1x Motortreiber, 1x Sonar</text:p>
          </table:table-cell>
          <table:table-cell table:style-name="ce1"/>
          <table:table-cell office:value-type="string" table:style-name="ce1">
            <text:p>Ich habe jetzt 5 bestell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C-SR04</text:p>
          </table:table-cell>
          <table:table-cell office:value-type="string" table:style-name="ce2">
            <text:p>Az-delivery</text:p>
          </table:table-cell>
          <table:table-cell office:value-type="string" table:style-name="ce2">
            <text:p><text:a xlink:href="https://www.az-delivery.de/products/3er-set-hc-sr04-ultraschallmodule?ls=de">https://www.az-delivery.de/products/3er-set-hc-sr04-ultraschallmodule?ls=de</text:a></text:p>
          </table:table-cell>
          <table:table-cell office:value-type="float" office:value="10" table:style-name="ce2">
            <text:p>10</text:p>
          </table:table-cell>
          <table:table-cell office:value-type="float" office:value="1.8" table:style-name="ce2">
            <text:p>1,8</text:p>
          </table:table-cell>
          <table:table-cell office:value-type="float" office:value="18" table:formula="of:=[.D33]*[.E33]" table:style-name="ce2">
            <text:p>18</text:p>
          </table:table-cell>
          <table:table-cell office:value-type="string" table:style-name="ce1">
            <text:p>2x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LM2596S DC-DC Step Down Modul</text:p>
          </table:table-cell>
          <table:table-cell office:value-type="string" table:style-name="ce2">
            <text:p>Az-delivery</text:p>
          </table:table-cell>
          <table:table-cell office:value-type="string" table:style-name="ce2">
            <text:p><text:a xlink:href="https://www.az-delivery.de/products/lm2596s-dc-dc-step-down-modul-1?ls=de">https://www.az-delivery.de/products/lm2596s-dc-dc-step-down-modul-1?ls=de</text:a></text:p>
          </table:table-cell>
          <table:table-cell office:value-type="float" office:value="5" table:style-name="ce2">
            <text:p>5</text:p>
          </table:table-cell>
          <table:table-cell office:value-type="float" office:value="1.4" table:style-name="ce2">
            <text:p>1,4</text:p>
          </table:table-cell>
          <table:table-cell office:value-type="float" office:value="7" table:formula="of:=[.D34]*[.E34]" table:style-name="ce2">
            <text:p>7</text:p>
          </table:table-cell>
          <table:table-cell table:style-name="ce1"/>
          <table:table-cell office:value-type="string" table:style-name="ce1">
            <text:p>Bestellt am 16.02.</text:p>
          </table:table-cell>
          <table:table-cell table:number-columns-repeated="16376"/>
        </table:table-row>
        <table:table-row table:number-rows-repeated="10485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dc:creator>Lennart Luttkus</dc:creator>
    <meta:creation-date>2019-01-21T02:09:21Z</meta:creation-date>
    <dc:date>2019-02-16T07:36:24Z</dc:date>
    <meta:editing-cycles>15</meta:editing-cycles>
    <meta:editing-duration>PT0S</meta:editing-duration>
  </office:meta>
</office:document-meta>
</file>